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subtitle">
      <style:graphic-properties draw:fill-color="#ffffff" fo:min-height="5.82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3.473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1-title">
      <style:graphic-properties fo:min-height="1.771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.199cm" svg:height="3.506cm" svg:x="0cm" svg:y="6.503cm" presentation:class="title">
          <draw:text-box>
            <text:p>Intelligente Systeme</text:p>
          </draw:text-box>
        </draw:frame>
        <draw:frame presentation:style-name="pr2" draw:text-style-name="P1" draw:layer="layout" svg:width="25.199cm" svg:height="5.826cm" svg:x="1.4cm" svg:y="11.267cm" presentation:class="subtitle">
          <draw:text-box>
            <text:p>Florian Nehm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chen: Monte Carlo Tree Search</text:p>
              </text:list-item>
              <text:list-item>
                <text:p>Lernen: Deep Q-Learning</text:p>
              </text:list-item>
              <text:list-item>
                <text:p>Natürliche Sprache: Recurrent Neural Network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7" draw:layer="layout" svg:width="26.041cm" svg:height="3.473cm" svg:x="0.995cm" svg:y="-0.014cm" presentation:class="title" presentation:user-transformed="true">
          <draw:text-box>
            <text:p>Suchen Gliederung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onte Carlo Tree Search</text:p>
                <text:list>
                  <text:list-item>
                    <text:p>Eigenschaften</text:p>
                  </text:list-item>
                  <text:list-item>
                    <text:p>Anwendungsgebiete</text:p>
                  </text:list-item>
                  <text:list-item>
                    <text:p>Probleme</text:p>
                  </text:list-item>
                  <text:list-item>
                    <text:p>Funktionswei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Eigenschafte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nytime</text:p>
              </text:list-item>
              <text:list-item>
                <text:p>Asymmetrischer Aufbau</text:p>
              </text:list-item>
              <text:list-item>
                <text:p>Aheuristik</text:p>
              </text:list-item>
              <text:list-item>
                <text:p>Konvergenz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</text:p>
                  </text:list-item>
                  <text:list-item>
                    <text:p>Anytime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 → Anpassbar an die Umgebung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 → Anpassbar an die Umgebung</text:p>
                  </text:list-item>
                  <text:list-item>
                    <text:p>Asymmetrischer Aufbau → Platzspar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heuristi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9T12:34:36.093494339</meta:creation-date>
    <meta:editing-duration>PT1M38S</meta:editing-duration>
    <meta:editing-cycles>2</meta:editing-cycles>
    <meta:generator>LibreOffice/6.0.7.3$Linux_X86_64 LibreOffice_project/00m0$Build-3</meta:generator>
    <dc:title>Blue Curve</dc:title>
    <dc:date>2019-03-09T13:34:06.346345757</dc:date>
    <meta:document-statistic meta:object-count="71"/>
  </office:meta>
</office:document-meta>
</file>